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72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792076781" table:style-name="ta1">
        <table:shapes>
          <draw:frame draw:z-index="0" draw:style-name="gr1" draw:text-style-name="P1" svg:width="6.2988in" svg:height="3.5429in" svg:x="1.9087in" svg:y="6.6173in">
            <draw:object draw:notify-on-update-of-ranges="errorLayerPercentageGraph792076781.A32:errorLayerPercentageGraph792076781.A32 errorLayerPercentageGraph792076781.B32:errorLayerPercentageGraph792076781.K32 errorLayerPercentageGraph792076781.A33:errorLayerPercentageGraph792076781.A33 errorLayerPercentageGraph792076781.B33:errorLayerPercentageGraph792076781.K33 errorLayerPercentageGraph792076781.A34:errorLayerPercentageGraph792076781.A34 errorLayerPercentageGraph792076781.B34:errorLayerPercentageGraph792076781.K34 errorLayerPercentageGraph792076781.A35:errorLayerPercentageGraph792076781.A35 errorLayerPercentageGraph792076781.B35:errorLayerPercentageGraph792076781.K35 errorLayerPercentageGraph792076781.A36:errorLayerPercentageGraph792076781.A36 errorLayerPercentageGraph792076781.B36:errorLayerPercentageGraph792076781.K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rror (difference) Percentages for each layer</text:p>
          </table:table-cell>
          <table:table-cell office:value-type="string" calcext:value-type="string">
            <text:p><text:s/>30 trials</text:p>
          </table:table-cell>
          <table:table-cell office:value-type="string" calcext:value-type="string">
            <text:p><text:s/>RF Temperature Start 6.3010000000000002</text:p>
          </table:table-cell>
          <table:table-cell table:number-columns-repeated="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12.222222" calcext:value-type="float">
            <text:p>12.222222</text:p>
          </table:table-cell>
          <table:table-cell office:value-type="float" office:value="18.888889" calcext:value-type="float">
            <text:p>18.888889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16.666667" calcext:value-type="float">
            <text:p>16.666667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7.777778" calcext:value-type="float">
            <text:p>7.777778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3.333333" calcext:value-type="float">
            <text:p>3.333333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333333" calcext:value-type="float">
            <text:p>3.333333</text:p>
          </table:table-cell>
          <table:table-cell table:number-columns-repeated="2" office:value-type="float" office:value="12.222222" calcext:value-type="float">
            <text:p>12.222222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12.222222" calcext:value-type="float">
            <text:p>12.222222</text:p>
          </table:table-cell>
          <table:table-cell office:value-type="float" office:value="11.111111" calcext:value-type="float">
            <text:p>11.111111</text:p>
          </table:table-cell>
          <table:table-cell office:value-type="float" office:value="10" calcext:value-type="float">
            <text:p>10</text:p>
          </table:table-cell>
          <table:table-cell office:value-type="float" office:value="25.555556" calcext:value-type="float">
            <text:p>25.55555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4.444444" calcext:value-type="float">
            <text:p>4.444444</text:p>
          </table:table-cell>
          <table:table-cell table:number-columns-repeated="2" office:value-type="float" office:value="8.888889" calcext:value-type="float">
            <text:p>8.888889</text:p>
          </table:table-cell>
          <table:table-cell office:value-type="float" office:value="15.555556" calcext:value-type="float">
            <text:p>15.5555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8.888889" calcext:value-type="float">
            <text:p>8.888889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7.777778" calcext:value-type="float">
            <text:p>17.777778</text:p>
          </table:table-cell>
          <table:table-cell office:value-type="float" office:value="16.666667" calcext:value-type="float">
            <text:p>16.666667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4.444444" calcext:value-type="float">
            <text:p>4.444444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22222" calcext:value-type="float">
            <text:p>2.222222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15.555556" calcext:value-type="float">
            <text:p>15.555556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0" calcext:value-type="float">
            <text:p>10</text:p>
          </table:table-cell>
          <table:table-cell office:value-type="float" office:value="14.444444" calcext:value-type="float">
            <text:p>14.4444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10" calcext:value-type="float">
            <text:p>10</text:p>
          </table:table-cell>
          <table:table-cell office:value-type="float" office:value="17.777778" calcext:value-type="float">
            <text:p>17.777778</text:p>
          </table:table-cell>
          <table:table-cell office:value-type="float" office:value="18.888889" calcext:value-type="float">
            <text:p>18.888889</text:p>
          </table:table-cell>
          <table:table-cell office:value-type="float" office:value="23.333333" calcext:value-type="float">
            <text:p>23.333333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0" calcext:value-type="float">
            <text:p>10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table:number-columns-repeated="2" office:value-type="float" office:value="2.222222" calcext:value-type="float">
            <text:p>2.222222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11.111111" calcext:value-type="float">
            <text:p>11.111111</text:p>
          </table:table-cell>
          <table:table-cell office:value-type="float" office:value="26.666667" calcext:value-type="float">
            <text:p>26.666667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11.111111" calcext:value-type="float">
            <text:p>11.111111</text:p>
          </table:table-cell>
          <table:table-cell office:value-type="float" office:value="18.888889" calcext:value-type="float">
            <text:p>18.888889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3.333333" calcext:value-type="float">
            <text:p>13.333333</text:p>
          </table:table-cell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5.555556" calcext:value-type="float">
            <text:p>5.555556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table:number-columns-repeated="2" office:value-type="float" office:value="7.777778" calcext:value-type="float">
            <text:p>7.777778</text:p>
          </table:table-cell>
          <table:table-cell office:value-type="float" office:value="18.888889" calcext:value-type="float">
            <text:p>18.8888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16.666667" calcext:value-type="float">
            <text:p>16.666667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14.444444" calcext:value-type="float">
            <text:p>14.444444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11.111111" calcext:value-type="float">
            <text:p>11.111111</text:p>
          </table:table-cell>
          <table:table-cell office:value-type="float" office:value="8.888889" calcext:value-type="float">
            <text:p>8.888889</text:p>
          </table:table-cell>
          <table:table-cell office:value-type="float" office:value="13.333333" calcext:value-type="float">
            <text:p>13.333333</text:p>
          </table:table-cell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222222" calcext:value-type="float">
            <text:p>2.222222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11.111111" calcext:value-type="float">
            <text:p>11.111111</text:p>
          </table:table-cell>
          <table:table-cell office:value-type="float" office:value="14.444444" calcext:value-type="float">
            <text:p>14.444444</text:p>
          </table:table-cell>
          <table:table-cell office:value-type="float" office:value="21.111111" calcext:value-type="float">
            <text:p>21.111111</text:p>
          </table:table-cell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5.555556" calcext:value-type="float">
            <text:p>5.555556</text:p>
          </table:table-cell>
          <table:table-cell office:value-type="float" office:value="4.444444" calcext:value-type="float">
            <text:p>4.444444</text:p>
          </table:table-cell>
          <table:table-cell office:value-type="float" office:value="13.333333" calcext:value-type="float">
            <text:p>13.333333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.111111" calcext:value-type="float">
            <text:p>1.111111</text:p>
          </table:table-cell>
          <table:table-cell office:value-type="float" office:value="2.222222" calcext:value-type="float">
            <text:p>2.222222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11.111111" calcext:value-type="float">
            <text:p>11.111111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222222" calcext:value-type="float">
            <text:p>2.222222</text:p>
          </table:table-cell>
          <table:table-cell table:number-columns-repeated="2" office:value-type="float" office:value="1.111111" calcext:value-type="float">
            <text:p>1.1111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13.333333" calcext:value-type="float">
            <text:p>13.333333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.444444" calcext:value-type="float">
            <text:p>4.444444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12.222222" calcext:value-type="float">
            <text:p>12.222222</text:p>
          </table:table-cell>
          <table:table-cell office:value-type="float" office:value="11.111111" calcext:value-type="float">
            <text:p>11.111111</text:p>
          </table:table-cell>
        </table:table-row>
        <table:table-row table:style-name="ro1">
          <table:table-cell office:value-type="string" calcext:value-type="string">
            <text:p>both with noise, 1 agent 6.30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814815" calcext:value-type="float">
            <text:p>0.814815</text:p>
          </table:table-cell>
          <table:table-cell office:value-type="float" office:value="1.962963" calcext:value-type="float">
            <text:p>1.962963</text:p>
          </table:table-cell>
          <table:table-cell office:value-type="float" office:value="4" calcext:value-type="float">
            <text:p>4</text:p>
          </table:table-cell>
          <table:table-cell office:value-type="float" office:value="6.259259" calcext:value-type="float">
            <text:p>6.259259</text:p>
          </table:table-cell>
          <table:table-cell office:value-type="float" office:value="9.111111" calcext:value-type="float">
            <text:p>9.111111</text:p>
          </table:table-cell>
          <table:table-cell office:value-type="float" office:value="13.962963" calcext:value-type="float">
            <text:p>13.962963</text:p>
          </table:table-cell>
        </table:table-row>
        <table:table-row table:style-name="ro1">
          <table:table-cell office:value-type="string" calcext:value-type="string">
            <text:p>1 agent noi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556" calcext:value-type="float">
            <text:p>0.055556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1" calcext:value-type="float">
            <text:p>1</text:p>
          </table:table-cell>
          <table:table-cell office:value-type="float" office:value="2.055556" calcext:value-type="float">
            <text:p>2.055556</text:p>
          </table:table-cell>
          <table:table-cell office:value-type="float" office:value="3.083333" calcext:value-type="float">
            <text:p>3.083333</text:p>
          </table:table-cell>
          <table:table-cell office:value-type="float" office:value="5.666667" calcext:value-type="float">
            <text:p>5.666667</text:p>
          </table:table-cell>
          <table:table-cell office:value-type="float" office:value="7.583333" calcext:value-type="float">
            <text:p>7.583333</text:p>
          </table:table-cell>
          <table:table-cell office:value-type="float" office:value="11.138889" calcext:value-type="float">
            <text:p>11.138889</text:p>
          </table:table-cell>
        </table:table-row>
        <table:table-row table:style-name="ro1">
          <table:table-cell office:value-type="string" calcext:value-type="string">
            <text:p>1 agent noise and 6.30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74" calcext:value-type="float">
            <text:p>0.074074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1.148148" calcext:value-type="float">
            <text:p>1.148148</text:p>
          </table:table-cell>
          <table:table-cell office:value-type="float" office:value="3.37037" calcext:value-type="float">
            <text:p>3.37037</text:p>
          </table:table-cell>
          <table:table-cell office:value-type="float" office:value="4.592593" calcext:value-type="float">
            <text:p>4.592593</text:p>
          </table:table-cell>
          <table:table-cell office:value-type="float" office:value="8.222222" calcext:value-type="float">
            <text:p>8.222222</text:p>
          </table:table-cell>
          <table:table-cell office:value-type="float" office:value="10.62963" calcext:value-type="float">
            <text:p>10.62963</text:p>
          </table:table-cell>
          <table:table-cell office:value-type="float" office:value="14.740741" calcext:value-type="float">
            <text:p>14.740741</text:p>
          </table:table-cell>
        </table:table-row>
        <table:table-row table:style-name="ro1">
          <table:table-cell office:value-type="string" calcext:value-type="string">
            <text:p>both without noise 1 agent 6.301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2" calcext:value-type="float">
            <text:p>2</text:p>
          </table:table-cell>
          <table:table-cell office:value-type="float" office:value="3.555556" calcext:value-type="float">
            <text:p>3.555556</text:p>
          </table:table-cell>
          <table:table-cell office:value-type="float" office:value="6.333333" calcext:value-type="float">
            <text:p>6.333333</text:p>
          </table:table-cell>
          <table:table-cell office:value-type="float" office:value="9.755556" calcext:value-type="float">
            <text:p>9.755556</text:p>
          </table:table-cell>
          <table:table-cell office:value-type="float" office:value="14.488889" calcext:value-type="float">
            <text:p>14.488889</text:p>
          </table:table-cell>
        </table:table-row>
        <table:table-row table:style-name="ro1">
          <table:table-cell office:value-type="string" calcext:value-type="string">
            <text:p>both agents noise 1 agent 6.3001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422222" calcext:value-type="float">
            <text:p>0.422222</text:p>
          </table:table-cell>
          <table:table-cell office:value-type="float" office:value="0.6" calcext:value-type="float">
            <text:p>0.6</text:p>
          </table:table-cell>
          <table:table-cell office:value-type="float" office:value="1.133333" calcext:value-type="float">
            <text:p>1.133333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155556" calcext:value-type="float">
            <text:p>2.1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22:06:55.494000000</dc:date>
    <meta:editing-duration>PT21H35M41S</meta:editing-duration>
    <meta:editing-cycles>2</meta:editing-cycles>
    <meta:generator>LibreOffice/7.3.4.2$Windows_X86_64 LibreOffice_project/728fec16bd5f605073805c3c9e7c4212a0120dc5</meta:generator>
    <meta:document-statistic meta:table-count="1" meta:cell-count="358" meta:object-count="1"/>
  </office:meta>
</office:document-meta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28cm" svg:y="2.641cm" style:legend-expansion="high" chart:style-name="ch2"/>
        <chart:plot-area chart:style-name="ch3" table:cell-range-address="errorLayerPercentageGraph792076781.A32:errorLayerPercentageGraph792076781.K36" chart:data-source-has-labels="column" svg:x="0.32cm" svg:y="0.18cm" svg:width="9.888cm" svg:height="8.64cm">
          <chart:coordinate-region svg:x="0.959cm" svg:y="0.375cm" svg:width="9.053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rrorLayerPercentageGraph792076781.B32:errorLayerPercentageGraph792076781.K32" chart:label-cell-address="errorLayerPercentageGraph792076781.A32:errorLayerPercentageGraph792076781.A32" chart:class="chart:line">
            <chart:data-point chart:repeated="10"/>
          </chart:series>
          <chart:series chart:style-name="ch7" chart:values-cell-range-address="errorLayerPercentageGraph792076781.B33:errorLayerPercentageGraph792076781.K33" chart:label-cell-address="errorLayerPercentageGraph792076781.A33:errorLayerPercentageGraph792076781.A33" chart:class="chart:line">
            <chart:data-point chart:repeated="10"/>
          </chart:series>
          <chart:series chart:style-name="ch8" chart:values-cell-range-address="errorLayerPercentageGraph792076781.B34:errorLayerPercentageGraph792076781.K34" chart:label-cell-address="errorLayerPercentageGraph792076781.A34:errorLayerPercentageGraph792076781.A34" chart:class="chart:line">
            <chart:data-point chart:repeated="10"/>
          </chart:series>
          <chart:series chart:style-name="ch9" chart:values-cell-range-address="errorLayerPercentageGraph792076781.B35:errorLayerPercentageGraph792076781.K35" chart:label-cell-address="errorLayerPercentageGraph792076781.A35:errorLayerPercentageGraph792076781.A35" chart:class="chart:line">
            <chart:data-point chart:repeated="10"/>
          </chart:series>
          <chart:series chart:style-name="ch10" chart:values-cell-range-address="errorLayerPercentageGraph792076781.B36:errorLayerPercentageGraph792076781.K36" chart:label-cell-address="errorLayerPercentageGraph792076781.A36:errorLayerPercentageGraph792076781.A3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oth with noise, 1 agent 6.301C</text:p>
                <draw:g>
                  <svg:desc>errorLayerPercentageGraph792076781.A32:errorLayerPercentageGraph792076781.A32</svg:desc>
                </draw:g>
              </table:table-cell>
              <table:table-cell office:value-type="float" office:value="0">
                <text:p>0</text:p>
                <draw:g>
                  <svg:desc>errorLayerPercentageGraph792076781.B32:errorLayerPercentageGraph792076781.K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37037">
                <text:p>0.037037</text:p>
              </table:table-cell>
              <table:table-cell office:value-type="float" office:value="0.222222">
                <text:p>0.222222</text:p>
              </table:table-cell>
              <table:table-cell office:value-type="float" office:value="0.814815">
                <text:p>0.814815</text:p>
              </table:table-cell>
              <table:table-cell office:value-type="float" office:value="1.962963">
                <text:p>1.962963</text:p>
              </table:table-cell>
              <table:table-cell office:value-type="float" office:value="4">
                <text:p>4</text:p>
              </table:table-cell>
              <table:table-cell office:value-type="float" office:value="6.259259">
                <text:p>6.259259</text:p>
              </table:table-cell>
              <table:table-cell office:value-type="float" office:value="9.111111">
                <text:p>9.111111</text:p>
              </table:table-cell>
              <table:table-cell office:value-type="float" office:value="13.962963">
                <text:p>13.962963</text:p>
              </table:table-cell>
            </table:table-row>
            <table:table-row>
              <table:table-cell office:value-type="string">
                <text:p>1 agent noise</text:p>
                <draw:g>
                  <svg:desc>errorLayerPercentageGraph792076781.A33:errorLayerPercentageGraph792076781.A33</svg:desc>
                </draw:g>
              </table:table-cell>
              <table:table-cell office:value-type="float" office:value="0">
                <text:p>0</text:p>
                <draw:g>
                  <svg:desc>errorLayerPercentageGraph792076781.B33:errorLayerPercentageGraph792076781.K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55556">
                <text:p>0.055556</text:p>
              </table:table-cell>
              <table:table-cell office:value-type="float" office:value="0.305556">
                <text:p>0.305556</text:p>
              </table:table-cell>
              <table:table-cell office:value-type="float" office:value="1">
                <text:p>1</text:p>
              </table:table-cell>
              <table:table-cell office:value-type="float" office:value="2.055556">
                <text:p>2.055556</text:p>
              </table:table-cell>
              <table:table-cell office:value-type="float" office:value="3.083333">
                <text:p>3.083333</text:p>
              </table:table-cell>
              <table:table-cell office:value-type="float" office:value="5.666667">
                <text:p>5.666667</text:p>
              </table:table-cell>
              <table:table-cell office:value-type="float" office:value="7.583333">
                <text:p>7.583333</text:p>
              </table:table-cell>
              <table:table-cell office:value-type="float" office:value="11.138889">
                <text:p>11.138889</text:p>
              </table:table-cell>
            </table:table-row>
            <table:table-row>
              <table:table-cell office:value-type="string">
                <text:p>1 agent noise and 6.301C</text:p>
                <draw:g>
                  <svg:desc>errorLayerPercentageGraph792076781.A34:errorLayerPercentageGraph792076781.A34</svg:desc>
                </draw:g>
              </table:table-cell>
              <table:table-cell office:value-type="float" office:value="0">
                <text:p>0</text:p>
                <draw:g>
                  <svg:desc>errorLayerPercentageGraph792076781.B34:errorLayerPercentageGraph792076781.K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74074">
                <text:p>0.074074</text:p>
              </table:table-cell>
              <table:table-cell office:value-type="float" office:value="0.37037">
                <text:p>0.37037</text:p>
              </table:table-cell>
              <table:table-cell office:value-type="float" office:value="1.148148">
                <text:p>1.148148</text:p>
              </table:table-cell>
              <table:table-cell office:value-type="float" office:value="3.37037">
                <text:p>3.37037</text:p>
              </table:table-cell>
              <table:table-cell office:value-type="float" office:value="4.592593">
                <text:p>4.592593</text:p>
              </table:table-cell>
              <table:table-cell office:value-type="float" office:value="8.222222">
                <text:p>8.222222</text:p>
              </table:table-cell>
              <table:table-cell office:value-type="float" office:value="10.62963">
                <text:p>10.62963</text:p>
              </table:table-cell>
              <table:table-cell office:value-type="float" office:value="14.740741">
                <text:p>14.740741</text:p>
              </table:table-cell>
            </table:table-row>
            <table:table-row>
              <table:table-cell office:value-type="string">
                <text:p>both without noise 1 agent 6.301C</text:p>
                <draw:g>
                  <svg:desc>errorLayerPercentageGraph792076781.A35:errorLayerPercentageGraph792076781.A35</svg:desc>
                </draw:g>
              </table:table-cell>
              <table:table-cell office:value-type="float" office:value="0">
                <text:p>0</text:p>
                <draw:g>
                  <svg:desc>errorLayerPercentageGraph792076781.B35:errorLayerPercentageGraph792076781.K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533333">
                <text:p>0.533333</text:p>
              </table:table-cell>
              <table:table-cell office:value-type="float" office:value="2">
                <text:p>2</text:p>
              </table:table-cell>
              <table:table-cell office:value-type="float" office:value="3.555556">
                <text:p>3.555556</text:p>
              </table:table-cell>
              <table:table-cell office:value-type="float" office:value="6.333333">
                <text:p>6.333333</text:p>
              </table:table-cell>
              <table:table-cell office:value-type="float" office:value="9.755556">
                <text:p>9.755556</text:p>
              </table:table-cell>
              <table:table-cell office:value-type="float" office:value="14.488889">
                <text:p>14.488889</text:p>
              </table:table-cell>
            </table:table-row>
            <table:table-row>
              <table:table-cell office:value-type="string">
                <text:p>both agents noise 1 agent 6.3001C</text:p>
                <draw:g>
                  <svg:desc>errorLayerPercentageGraph792076781.A36:errorLayerPercentageGraph792076781.A36</svg:desc>
                </draw:g>
              </table:table-cell>
              <table:table-cell office:value-type="float" office:value="0">
                <text:p>0</text:p>
                <draw:g>
                  <svg:desc>errorLayerPercentageGraph792076781.B36:errorLayerPercentageGraph792076781.K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333">
                <text:p>0.133333</text:p>
              </table:table-cell>
              <table:table-cell office:value-type="float" office:value="0.422222">
                <text:p>0.422222</text:p>
              </table:table-cell>
              <table:table-cell office:value-type="float" office:value="0.6">
                <text:p>0.6</text:p>
              </table:table-cell>
              <table:table-cell office:value-type="float" office:value="1.133333">
                <text:p>1.133333</text:p>
              </table:table-cell>
              <table:table-cell office:value-type="float" office:value="1.666667">
                <text:p>1.666667</text:p>
              </table:table-cell>
              <table:table-cell office:value-type="float" office:value="2.155556">
                <text:p>2.1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